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3d7" officeooo:paragraph-rsid="001e6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</text:p>
      <text:p text:style-name="P1">instalar apache con sudo apt-get install apache2 </text:p>
      <text:p text:style-name="P1"/>
      <text:p text:style-name="P1">sudo systemctl status apache 2 </text:p>
      <text:p text:style-name="P1"/>
      <text:p text:style-name="P1">sudo sistemctl start apache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45:04.628470235</meta:creation-date>
    <dc:date>2025-02-01T18:49:48.328061836</dc:date>
    <meta:editing-duration>PT4M45S</meta:editing-duration>
    <meta:editing-cycles>2</meta:editing-cycles>
    <meta:document-statistic meta:table-count="0" meta:image-count="0" meta:object-count="0" meta:page-count="1" meta:paragraph-count="4" meta:word-count="17" meta:character-count="117" meta:non-whitespace-character-count="101"/>
    <meta:generator>LibreOffice/24.2.7.2$Linux_X86_64 LibreOffice_project/420$Build-2</meta:generator>
  </office:meta>
</office:document-meta>
</file>